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rben meiner Welt [2004]</text:h>
      <text:h text:style-name="Heading_20_2" text:outline-level="2">01. Du hast mein Herz gebrochen (3:25) *</text:h>
      <text:p text:style-name="Text_20_body">Hör mir zu</text:p>
      <text:p text:style-name="Text_20_body">Was mir in diesem Leben fehlt bist Du, mein Schatz</text:p>
      <text:p text:style-name="Text_20_body">Was ist nur geschehen bei ihr</text:p>
      <text:p text:style-name="Text_20_body">Hör mir zu</text:p>
      <text:p text:style-name="Text_20_body">Ich denk an Dich, was immer ich auch tu, mein Schatz</text:p>
      <text:p text:style-name="Text_20_body">Was ist nur, was ist nur mit mir</text:p>
      <text:p text:style-name="Text_20_body"/>
      <text:p text:style-name="Text_20_body">(Chorus)</text:p>
      <text:p text:style-name="Text_20_body">Du hast mein Herz gebrochen, als Du bei ihr warst</text:p>
      <text:p text:style-name="Text_20_body">Aus Tagen wurden Wochen oder auch ein Jahr</text:p>
      <text:p text:style-name="Text_20_body">Oh Baby, ich kann nicht glauben, dass Du mich verlässt</text:p>
      <text:p text:style-name="Text_20_body">Ich seh in deinen Augen sie nimmt Dich mir weg</text:p>
      <text:p text:style-name="Text_20_body"/>
      <text:p text:style-name="Text_20_body">Und ich seh</text:p>
      <text:p text:style-name="Text_20_body">Dass Du schon entschieden hast Du gehst, mein Schatz</text:p>
      <text:p text:style-name="Text_20_body">Weißt Du denn nicht mehr, wo ich bin</text:p>
      <text:p text:style-name="Text_20_body">Und ich seh</text:p>
      <text:p text:style-name="Text_20_body">Dass für mich dein Herz jetzt nicht mehr schlägt, mein Schatz</text:p>
      <text:p text:style-name="Text_20_body">Wo willst Du, wo willst Du nur hin</text:p>
      <text:p text:style-name="Text_20_body"/>
      <text:p text:style-name="Text_20_body">(Chorus) - repeat (2x)</text:p>
      <text:p text:style-name="Text_20_body">Du hast mein Herz gebrochen, als Du bei ihr warst</text:p>
      <text:p text:style-name="Text_20_body">Aus Tagen wurden Wochen oder auch ein Jahr</text:p>
      <text:p text:style-name="Text_20_body">Oh Baby, ich kann nicht glauben, dass Du mich verlässt</text:p>
      <text:p text:style-name="Text_20_body">Ich seh in deinen Augen sie nimmt Dich mir weg</text:p>
      <text:p text:style-name="Text_20_body"/>
      <text:p text:style-name="Text_20_body">Du hast mein Herz gebrochen, als Du bei ihr warst...</text:p>
      <text:p text:style-name="Text_20_body"/>
      <text:p text:style-name="Text_20_body">Es tut so weh, es tut so weh</text:p>
      <text:p text:style-name="Text_20_body"/>
      <text:p text:style-name="Text_20_body">Du hast mein Herz gebrochen, als Du bei ihr warst</text:p>
      <text:p text:style-name="Text_20_body">Aus Tagen wurden Wochen oder auch ein Jahr</text:p>
      <text:p text:style-name="Text_20_body">Du hast mein Herz gebrochen</text:p>
      <text:h text:style-name="Heading_20_2" text:outline-level="2">02. Wenn ich (3:51) *</text:h>
      <text:p text:style-name="Text_20_body">Du bist nicht von dieser Welt,</text:p>
      <text:p text:style-name="Text_20_body">vom Universum bestellt:</text:p>
      <text:p text:style-name="Text_20_body">mein Engel, der du bist!</text:p>
      <text:p text:style-name="Text_20_body"/>
      <text:p text:style-name="Text_20_body">Du bist der Mensch, dem man traut, </text:p>
      <text:p text:style-name="Text_20_body">der nicht auf Luftschlösser baut, </text:p>
      <text:p text:style-name="Text_20_body">den man liebt, so wie er ist! </text:p>
      <text:p text:style-name="Text_20_body"/>
      <text:p text:style-name="Text_20_body">Lass uns lachen,</text:p>
      <text:p text:style-name="Text_20_body">Verrücktes machen,</text:p>
      <text:p text:style-name="Text_20_body">nur wir zwei gegen den Rest der Welt!</text:p>
      <text:p text:style-name="Text_20_body">Für die Freundschaft, die uns zusammen hält!</text:p>
      <text:p text:style-name="Text_20_body"/>
      <text:p text:style-name="Text_20_body">Wenn ich für Dich</text:p>
      <text:p text:style-name="Text_20_body">mit einem Lächeln im Gesicht</text:p>
      <text:p text:style-name="Text_20_body">alles stehen lass und geh`,</text:p>
      <text:p text:style-name="Text_20_body">ganz ohne Worte Dich versteh</text:p>
      <text:p text:style-name="Text_20_body"/>
      <text:p text:style-name="Text_20_body">wenn Du für mich</text:p>
      <text:p text:style-name="Text_20_body">das Eis in meiner Seele brichst,</text:p>
      <text:p text:style-name="Text_20_body">was auch zwischen uns sich stellt:</text:p>
      <text:p text:style-name="Text_20_body">damit retten wir die Welt!</text:p>
      <text:p text:style-name="Text_20_body"/>
      <text:p text:style-name="Text_20_body">Uns zwei verbindet so viel,</text:p>
      <text:p text:style-name="Text_20_body">so ein bestimmtes Gefühl:</text:p>
      <text:p text:style-name="Text_20_body">Ich spür` was Du gerade denkst!</text:p>
      <text:p text:style-name="Text_20_body"/>
      <text:p text:style-name="Text_20_body">Wenn andere kommen und gehen</text:p>
      <text:p text:style-name="Text_20_body">bleibt unsere Freundschaft bestehen,</text:p>
      <text:p text:style-name="Text_20_body">egal wohin man lenkt? </text:p>
      <text:p text:style-name="Text_20_body"/>
      <text:p text:style-name="Text_20_body">Lass uns lachen</text:p>
      <text:p text:style-name="Text_20_body">Bei Kissenschlachten</text:p>
      <text:p text:style-name="Text_20_body">Nur wir zwei gegen den Rest der Welt</text:p>
      <text:p text:style-name="Text_20_body">Auf die Freundschaft, die uns zusammen hält!</text:p>
      <text:h text:style-name="Heading_20_2" text:outline-level="2">03. Aus der Sicht des Mondes (4:05)</text:h>
      <text:p text:style-name="Text_20_body">Nach all unser längst vergangenen Zeit Yvonne</text:p>
      <text:p text:style-name="Text_20_body">Nach allem was war</text:p>
      <text:p text:style-name="Text_20_body">Gestehe ich Dir gern ich bin noch stets bereit Catterfeld</text:p>
      <text:p text:style-name="Text_20_body">Bin immer sofort für Dich da</text:p>
      <text:p text:style-name="Text_20_body">Werd´ Dein Gefühl wohl nie verlier´n Aus</text:p>
      <text:p text:style-name="Text_20_body">Pass auf Dich auf und kann Dich im Geist noch berühr´n Der</text:p>
      <text:p text:style-name="Text_20_body">Hast mein Wort darauf</text:p>
      <text:p text:style-name="Text_20_body"/>
      <text:p text:style-name="Text_20_body">Wo Du auch sein magst</text:p>
      <text:p text:style-name="Text_20_body">Meine Augen schauen voraus Sicht</text:p>
      <text:p text:style-name="Text_20_body">Was Du Dich noch je fragst</text:p>
      <text:p text:style-name="Text_20_body">Meine Antwort schenkt dir Applaus Des</text:p>
      <text:p text:style-name="Text_20_body">Geh den Weg den Du willst</text:p>
      <text:p text:style-name="Text_20_body">Hoff´ das Du mich noch verspührst Mondes</text:p>
      <text:p text:style-name="Text_20_body"/>
      <text:p text:style-name="Text_20_body">Denn hier</text:p>
      <text:p text:style-name="Text_20_body">Aus der Sicht des Mondes seh ich Dich</text:p>
      <text:p text:style-name="Text_20_body">Spür´ jede Regung von Dir Songtexte</text:p>
      <text:p text:style-name="Text_20_body">Jeden Deiner Schritte innerlich</text:p>
      <text:p text:style-name="Text_20_body">Jede Bewegung</text:p>
      <text:p text:style-name="Text_20_body">Aus der Sicht des Mondes steh ich dir bei Songtext</text:p>
      <text:p text:style-name="Text_20_body">Wache ganz leise und treu</text:p>
      <text:p text:style-name="Text_20_body">Begleite jeden Tag Dich wieder neu Lyrics</text:p>
      <text:p text:style-name="Text_20_body">Doch Du bist frei</text:p>
      <text:p text:style-name="Text_20_body"/>
      <text:p text:style-name="Text_20_body">Du bist da und weit entfernt</text:p>
      <text:p text:style-name="Text_20_body">Für immer zu weit Lyric</text:p>
      <text:p text:style-name="Text_20_body">Hab soviel von dir gelernt</text:p>
      <text:p text:style-name="Text_20_body">Darum teile mit mir Dein Leid Liedertexte</text:p>
      <text:p text:style-name="Text_20_body"/>
      <text:p text:style-name="Text_20_body">Wo Du auch sein magst</text:p>
      <text:p text:style-name="Text_20_body">Meine Augen schauen voraus</text:p>
      <text:p text:style-name="Text_20_body">Was Du Dich noch je fragst Liedertext</text:p>
      <text:p text:style-name="Text_20_body">Meine Antwort schenkt dir Applaus</text:p>
      <text:p text:style-name="Text_20_body">Geh den Weg den Du willst Alle</text:p>
      <text:p text:style-name="Text_20_body">Hoff´ das Du mich noch verspührst</text:p>
      <text:p text:style-name="Text_20_body"/>
      <text:p text:style-name="Text_20_body">Denn hier Yvonne</text:p>
      <text:p text:style-name="Text_20_body">Aus der Sicht des Mondes seh ich Dich</text:p>
      <text:p text:style-name="Text_20_body">Spür´ jede Regung von Dir Catterfeld</text:p>
      <text:p text:style-name="Text_20_body">Jeden Deiner Schritte innerlich</text:p>
      <text:p text:style-name="Text_20_body">Jede Bewegung</text:p>
      <text:p text:style-name="Text_20_body">Aus der Sicht des Mondes steh ich dir bei Aus</text:p>
      <text:p text:style-name="Text_20_body">Wache ganz leise und treu</text:p>
      <text:p text:style-name="Text_20_body">Begleite jeden Tag Dich wieder neu Der</text:p>
      <text:p text:style-name="Text_20_body">Doch Du bist frei</text:p>
      <text:p text:style-name="Text_20_body"/>
      <text:p text:style-name="Text_20_body">Frei von allen Zwängen</text:p>
      <text:p text:style-name="Text_20_body">Nichts wird Dich bedrängen mehr Sicht</text:p>
      <text:p text:style-name="Text_20_body">Denn ich bin bei dir</text:p>
      <text:p text:style-name="Text_20_body">Alle Deine Ängste lasten dann nicht mehr so schwer Des</text:p>
      <text:p text:style-name="Text_20_body">Bin um dich rum und doch nur</text:p>
      <text:p text:style-name="Text_20_body"/>
      <text:p text:style-name="Text_20_body">Aus der Sicht des Mondes seh ich Dich Mondes</text:p>
      <text:p text:style-name="Text_20_body">Spür´ jede Regung von Dir</text:p>
      <text:p text:style-name="Text_20_body">Jeden Deiner Schritte innerlich Songtexte</text:p>
      <text:p text:style-name="Text_20_body">Jede Bewegung</text:p>
      <text:p text:style-name="Text_20_body">Aus der Sicht des Mondes steh ich Dir bei Songtext</text:p>
      <text:p text:style-name="Text_20_body">Wache ganz leise und treu</text:p>
      <text:p text:style-name="Text_20_body">Doch Du bist frei</text:p>
      <text:p text:style-name="Text_20_body">So frei </text:p>
      <text:h text:style-name="Heading_20_2" text:outline-level="2">04. Einmal ist Keinmal (3:41)</text:h>
      <text:p text:style-name="Text_20_body">Du hast Lust auf den Moment</text:p>
      <text:p text:style-name="Text_20_body">auch wenn du mich gar nicht kennst Yvonne</text:p>
      <text:p text:style-name="Text_20_body">weist du was du da anfängst</text:p>
      <text:p text:style-name="Text_20_body"/>
      <text:p text:style-name="Text_20_body">Wenn ich dich ganz einfach will Catterfeld</text:p>
      <text:p text:style-name="Text_20_body">mein Tabu heut´ ignorier</text:p>
      <text:p text:style-name="Text_20_body">fang ich mir diesen Blick von Dir Einmal</text:p>
      <text:p text:style-name="Text_20_body"/>
      <text:p text:style-name="Text_20_body">Ich hab` was gespürt</text:p>
      <text:p text:style-name="Text_20_body">auch wenn´s nicht lange wirkt Ist</text:p>
      <text:p text:style-name="Text_20_body">denk´ nicht nach und lass mich fallen</text:p>
      <text:p text:style-name="Text_20_body">mit Dir allein Keinmal</text:p>
      <text:p text:style-name="Text_20_body"/>
      <text:p text:style-name="Text_20_body">Einmal ist keinmal</text:p>
      <text:p text:style-name="Text_20_body">doch zweimal ist einmal zuviel</text:p>
      <text:p text:style-name="Text_20_body">das ist mein Gefühl Songtexte</text:p>
      <text:p text:style-name="Text_20_body">Einmal ist keinmal</text:p>
      <text:p text:style-name="Text_20_body">doch zweimal wär´ einmal zuviel Songtext</text:p>
      <text:p text:style-name="Text_20_body">Das ist mein Gefühl</text:p>
      <text:p text:style-name="Text_20_body"/>
      <text:p text:style-name="Text_20_body">Ist der Augenblick dein Ziel Lyrics</text:p>
      <text:p text:style-name="Text_20_body">dann geb` ich ihn dir zurück</text:p>
      <text:p text:style-name="Text_20_body">und vertrau auf mein Gefühl Lyric</text:p>
      <text:p text:style-name="Text_20_body"/>
      <text:p text:style-name="Text_20_body">Können wir uns darüber freuen</text:p>
      <text:p text:style-name="Text_20_body">gemeinsam durch die Welt zu gehen Liedertexte</text:p>
      <text:p text:style-name="Text_20_body">oder werd` ich´s dann bereuen</text:p>
      <text:p text:style-name="Text_20_body"/>
      <text:p text:style-name="Text_20_body">Ich hab` was gespürt Liedertext</text:p>
      <text:p text:style-name="Text_20_body">auch wenn´s nicht lange wirkt</text:p>
      <text:p text:style-name="Text_20_body">denk´ nicht nach und lass mich fallen Alle</text:p>
      <text:p text:style-name="Text_20_body">mit Dir allein</text:p>
      <text:p text:style-name="Text_20_body"/>
      <text:p text:style-name="Text_20_body">Einmal ist keinmal</text:p>
      <text:p text:style-name="Text_20_body">doch zweimal ist einmal zuviel Yvonne</text:p>
      <text:p text:style-name="Text_20_body">das ist mein Gefühl</text:p>
      <text:p text:style-name="Text_20_body">Einmal ist keinmal</text:p>
      <text:p text:style-name="Text_20_body">doch zweimal wär´ einmal zuviel Catterfeld</text:p>
      <text:p text:style-name="Text_20_body">Das ist mein Gefühl</text:p>
      <text:p text:style-name="Text_20_body"/>
      <text:p text:style-name="Text_20_body">Das ist einmal zuviel Baby Einmal</text:p>
      <text:p text:style-name="Text_20_body">das ist einmal zuviel</text:p>
      <text:p text:style-name="Text_20_body"/>
      <text:p text:style-name="Text_20_body">Einmal ist keinmal</text:p>
      <text:p text:style-name="Text_20_body">doch zweimal ist einmal zuviel Ist</text:p>
      <text:p text:style-name="Text_20_body">das ist mein Gefühl</text:p>
      <text:p text:style-name="Text_20_body">Einmal ist keinmal</text:p>
      <text:p text:style-name="Text_20_body">doch zweimal wär´ einmal zuviel Keinmal</text:p>
      <text:p text:style-name="Text_20_body">Das ist mein Gefühl</text:p>
      <text:p text:style-name="Text_20_body"/>
      <text:p text:style-name="Text_20_body">Einmal ist keinmal</text:p>
      <text:p text:style-name="Text_20_body">doch zweimal ist einmal zuviel Songtexte</text:p>
      <text:p text:style-name="Text_20_body">das ist mein Gefühl</text:p>
      <text:p text:style-name="Text_20_body">Einmal ist keinmal</text:p>
      <text:p text:style-name="Text_20_body">doch zweimal wär´ einmal zuviel Songtext</text:p>
      <text:p text:style-name="Text_20_body">Das ist mein Gefühl</text:p>
      <text:h text:style-name="Heading_20_2" text:outline-level="2">05. Die Zeit des Wartens (4:12)</text:h>
      <text:p text:style-name="Text_20_body">Jeder Versuch uns zwei zu trennen Yvonne</text:p>
      <text:p text:style-name="Text_20_body">wird scheitern wir werden beide rennen</text:p>
      <text:p text:style-name="Text_20_body">dort hin wo uns niemand kennt wo Catterfeld</text:p>
      <text:p text:style-name="Text_20_body">wir uns lieben können</text:p>
      <text:p text:style-name="Text_20_body">Jeder Versuch uns zwei zu trennen Die</text:p>
      <text:p text:style-name="Text_20_body">wird scheitern wir werden beide rennen</text:p>
      <text:p text:style-name="Text_20_body">dort hin wo uns niemand kennt wo wir Zeit</text:p>
      <text:p text:style-name="Text_20_body">uns lieben können</text:p>
      <text:p text:style-name="Text_20_body"/>
      <text:p text:style-name="Text_20_body">Die Zeit des wartens ist vorbei ich seh Des</text:p>
      <text:p text:style-name="Text_20_body">die zukunft für uns zwei obwohl ich vieles</text:p>
      <text:p text:style-name="Text_20_body">noch nicht weiß, weiß ich liebe dich Wartens</text:p>
      <text:p text:style-name="Text_20_body">Die Zeit des wartens ist vorbei ich seh</text:p>
      <text:p text:style-name="Text_20_body">die Zukunft für uns zwei obwohl ich vieles Ist</text:p>
      <text:p text:style-name="Text_20_body">noch nicht weiß, weiß ich liebe dich</text:p>
      <text:p text:style-name="Text_20_body"/>
      <text:p text:style-name="Text_20_body">Ich halte es hier nicht mehr aus ich will Vorbei</text:p>
      <text:p text:style-name="Text_20_body">hier weg aus all dem raus, doch manche</text:p>
      <text:p text:style-name="Text_20_body">Menschen brauchen mich ich bin nicht glücklich ohne dich Songtexte</text:p>
      <text:p text:style-name="Text_20_body">Ich halte es hier nicht mehr aus ich will</text:p>
      <text:p text:style-name="Text_20_body">hier weg aus all dem raus, doch manche Songtext</text:p>
      <text:p text:style-name="Text_20_body">Menschen brauchen mich ich bin nicht glücklich ohne dich Lyrics</text:p>
      <text:p text:style-name="Text_20_body"/>
      <text:p text:style-name="Text_20_body"/>
      <text:p text:style-name="Text_20_body">Die Zeit des wartens ist vorbei ich seh</text:p>
      <text:p text:style-name="Text_20_body">die zukunft für uns zwei obwohl ich vieles Lyric</text:p>
      <text:p text:style-name="Text_20_body">noch nicht weiß, weiß ich liebe dich</text:p>
      <text:p text:style-name="Text_20_body">Die Zeit des wartens ist vorbei ich seh Liedertexte</text:p>
      <text:p text:style-name="Text_20_body">die Zukunft für uns zwei obwohl ich vieles</text:p>
      <text:p text:style-name="Text_20_body">noch nicht weiß, weiß ich liebe dich Liedertext</text:p>
      <text:p text:style-name="Text_20_body"/>
      <text:p text:style-name="Text_20_body">Ich bin jetzt alt genug zu gehen warum</text:p>
      <text:p text:style-name="Text_20_body">kann keiner mich verstehn Alle</text:p>
      <text:p text:style-name="Text_20_body">ich will mit meiner liebe leben und</text:p>
      <text:p text:style-name="Text_20_body">bin deswegen ungebeten</text:p>
      <text:p text:style-name="Text_20_body">Ich bin jetzt alt genug zu gehen warum Yvonne</text:p>
      <text:p text:style-name="Text_20_body">kann keiner mich verstehn</text:p>
      <text:p text:style-name="Text_20_body">ich will mit meiner liebe leben und Catterfeld</text:p>
      <text:p text:style-name="Text_20_body">bin deswegen ungebeten</text:p>
      <text:p text:style-name="Text_20_body"/>
      <text:p text:style-name="Text_20_body">Die Zeit des wartens ist vorbei ich seh Die</text:p>
      <text:p text:style-name="Text_20_body">die zukunft für uns zwei obwohl ich vieles</text:p>
      <text:p text:style-name="Text_20_body">noch nicht weiß, weiß ich liebe dich Zeit</text:p>
      <text:p text:style-name="Text_20_body">Die Zeit des wartens ist vorbei ich seh</text:p>
      <text:p text:style-name="Text_20_body">die Zukunft für uns zwei obwohl ich vieles Des</text:p>
      <text:p text:style-name="Text_20_body">noch nicht weiß, weiß ich liebe dich</text:p>
      <text:p text:style-name="Text_20_body"/>
      <text:p text:style-name="Text_20_body">Sie werden uns nie wieder sehen Wartens</text:p>
      <text:p text:style-name="Text_20_body">sie werden alle untergehen</text:p>
      <text:p text:style-name="Text_20_body">bei all den hass den sie</text:p>
      <text:p text:style-name="Text_20_body">aussähen will ich an deiner seite stehen Ist</text:p>
      <text:p text:style-name="Text_20_body">Sie werden uns nie wieder sehen</text:p>
      <text:p text:style-name="Text_20_body">sie werden alle untergehen</text:p>
      <text:p text:style-name="Text_20_body">bei all den hass den sie Vorbei</text:p>
      <text:p text:style-name="Text_20_body">aussähen will ich an deiner seite stehen</text:p>
      <text:p text:style-name="Text_20_body"/>
      <text:p text:style-name="Text_20_body">Die Zeit des wartens ist vorbei ich seh Songtexte</text:p>
      <text:p text:style-name="Text_20_body">die zukunft für uns zwei obwohl ich vieles</text:p>
      <text:p text:style-name="Text_20_body">noch nicht weiß, weiß ich liebe dich Songtext</text:p>
      <text:p text:style-name="Text_20_body">Die Zeit des wartens ist vorbei ich seh</text:p>
      <text:p text:style-name="Text_20_body">die Zukunft für uns zwei obwohl ich vieles Lyrics</text:p>
      <text:p text:style-name="Text_20_body">noch nicht weiß, weiß ich liebe dich</text:p>
      <text:h text:style-name="Heading_20_2" text:outline-level="2">06. Liebe war es nicht (4:06)</text:h>
      <text:p text:style-name="Text_20_body">Es hat mich nie gestört, dass du mir nicht gesagt hast wo du hingehst Yvonne</text:p>
      <text:p text:style-name="Text_20_body">Es hat mich nie gestört, dass du mir nicht gesagt hast worum es geht Catterfeld</text:p>
      <text:p text:style-name="Text_20_body">Es hat mich nie gestört, dass du mir nicht gesagt hast was du vorhast Liebe</text:p>
      <text:p text:style-name="Text_20_body">Es hat mich nie gestört, dass du mir so viele Worte schuldig bliebst War</text:p>
      <text:p text:style-name="Text_20_body"/>
      <text:p text:style-name="Text_20_body">Doch es stört mich sehr, dass ich dich so vermiss Es</text:p>
      <text:p text:style-name="Text_20_body">Es ist nicht fair, ich weiß nicht was es ist Nicht</text:p>
      <text:p text:style-name="Text_20_body">Aber Liebe war es nicht</text:p>
      <text:p text:style-name="Text_20_body">Denn du weißt ja nicht was Liebe ist Songtexte</text:p>
      <text:p text:style-name="Text_20_body"/>
      <text:p text:style-name="Text_20_body">Es stört mich sehr, dass ich dich so vermiss Songtext</text:p>
      <text:p text:style-name="Text_20_body">Es ist nicht fair, ich weiß nicht was es ist Lyrics</text:p>
      <text:p text:style-name="Text_20_body">Aber Liebe war es nicht</text:p>
      <text:p text:style-name="Text_20_body">Denn du weißt ja nicht was Liebe ist Lyric</text:p>
      <text:p text:style-name="Text_20_body"/>
      <text:p text:style-name="Text_20_body">Es hat mich nie gestört, dass deine Stimme manchmal sehr laut war Liedertexte</text:p>
      <text:p text:style-name="Text_20_body">Es hat mich nie gestört, denn viele Worte, viele Worte waren süß Liedertext</text:p>
      <text:p text:style-name="Text_20_body">Es hat mich nie gestört, dass ich mit deiner Welt nicht sehr vertraut war Alle</text:p>
      <text:p text:style-name="Text_20_body">Es hat mich nie gestört, weil es dir, weil es dir so gefiel Yvonne</text:p>
      <text:p text:style-name="Text_20_body"/>
      <text:p text:style-name="Text_20_body">Doch es stört mich sehr, dass ich dich so vermiss Catterfeld</text:p>
      <text:p text:style-name="Text_20_body">Es ist nicht fair, ich weiß nicht was es ist Liebe</text:p>
      <text:p text:style-name="Text_20_body">Aber Liebe war es nicht</text:p>
      <text:p text:style-name="Text_20_body">Denn du weißt ja nicht was Liebe ist War</text:p>
      <text:p text:style-name="Text_20_body"/>
      <text:p text:style-name="Text_20_body">Es stört mich sehr, dass ich dich so vermiss Es</text:p>
      <text:p text:style-name="Text_20_body">Es ist nicht fair, ich weiß nicht was es ist Nicht</text:p>
      <text:p text:style-name="Text_20_body">Aber Liebe war es nicht</text:p>
      <text:p text:style-name="Text_20_body">Denn du weißt ja nicht was Liebe ist Songtexte</text:p>
      <text:p text:style-name="Text_20_body"/>
      <text:p text:style-name="Text_20_body">Wann wirst du merken, dass man einen Menschen niemals so behandelt Songtext</text:p>
      <text:p text:style-name="Text_20_body">Wann wirst du spüren, wie ein gebrochenes Herz sich fühlt Lyrics</text:p>
      <text:p text:style-name="Text_20_body">Ich will es dir nicht wünschen, hab mich bald verwandelt Lyric</text:p>
      <text:p text:style-name="Text_20_body">Und mein Herz wird wieder Liebe spüren</text:p>
      <text:p text:style-name="Text_20_body"/>
      <text:p text:style-name="Text_20_body">Doch es stört mich sehr, dass ich dich so vermiss Liedertexte</text:p>
      <text:p text:style-name="Text_20_body">Es ist nicht fair, ich weiß nicht was es ist Liedertext</text:p>
      <text:p text:style-name="Text_20_body">Aber Liebe war es nicht</text:p>
      <text:p text:style-name="Text_20_body">Denn du weißt ja nicht was Liebe ist Alle</text:p>
      <text:p text:style-name="Text_20_body"/>
      <text:p text:style-name="Text_20_body">Es stört mich sehr, dass ich dich so vermiss Yvonne</text:p>
      <text:p text:style-name="Text_20_body">Es ist nicht fair, ich weiß nicht was es ist Catterfeld</text:p>
      <text:p text:style-name="Text_20_body">Aber Liebe war es nicht</text:p>
      <text:p text:style-name="Text_20_body">Denn du weißt ja nicht was Liebe ist Liebe</text:p>
      <text:p text:style-name="Text_20_body"/>
      <text:p text:style-name="Text_20_body">Es stört mich sehr, dass ich dich so vermiss War</text:p>
      <text:p text:style-name="Text_20_body">Es ist nicht fair, ich weiß nicht was es ist Es</text:p>
      <text:p text:style-name="Text_20_body">Aber Liebe war es nicht</text:p>
      <text:p text:style-name="Text_20_body">Denn du weißt ja nicht was Liebe ist Nicht</text:p>
      <text:h text:style-name="Heading_20_2" text:outline-level="2">07. Reichtum der Welt (3:06)</text:h>
      <text:p text:style-name="Text_20_body">Groß ist der Reichtum der Welt Yvonne</text:p>
      <text:p text:style-name="Text_20_body">heute noch,</text:p>
      <text:p text:style-name="Text_20_body">und uns’re Erde bleibt unser Stern.</text:p>
      <text:p text:style-name="Text_20_body"/>
      <text:p text:style-name="Text_20_body">Wenn auch die Menschheit heut schon Catterfeld</text:p>
      <text:p text:style-name="Text_20_body">nach andern Sternen greift,</text:p>
      <text:p text:style-name="Text_20_body">bleibt die Erde der eine Stern,</text:p>
      <text:p text:style-name="Text_20_body">wo alles wächst und reift. Reichtum</text:p>
      <text:p text:style-name="Text_20_body"/>
      <text:p text:style-name="Text_20_body">Gibt es den Reichtum der Welt</text:p>
      <text:p text:style-name="Text_20_body">morgen noch,</text:p>
      <text:p text:style-name="Text_20_body">oder ist vieles davon schon hin? Der</text:p>
      <text:p text:style-name="Text_20_body"/>
      <text:p text:style-name="Text_20_body">Die Luft, die uns jetzt leben lässt,</text:p>
      <text:p text:style-name="Text_20_body">hüllt den Erdball ein. Welt</text:p>
      <text:p text:style-name="Text_20_body">Soll für alle, die nach uns kommen,</text:p>
      <text:p text:style-name="Text_20_body">sie schon vergessen sein? Songtexte</text:p>
      <text:p text:style-name="Text_20_body"/>
      <text:p text:style-name="Text_20_body">Gibt es den Reichtum der Welt</text:p>
      <text:p text:style-name="Text_20_body">morgen noch,</text:p>
      <text:p text:style-name="Text_20_body">oder ist vieles davon schon hin? Songtext</text:p>
      <text:p text:style-name="Text_20_body"/>
      <text:p text:style-name="Text_20_body">Das Land und auch die Ozeane</text:p>
      <text:p text:style-name="Text_20_body">können sich nicht wehr’n Lyrics</text:p>
      <text:p text:style-name="Text_20_body">ihre Schätze soll’n späteren</text:p>
      <text:p text:style-name="Text_20_body">auch so wie uns gehör’n. Lyric</text:p>
      <text:p text:style-name="Text_20_body"/>
      <text:p text:style-name="Text_20_body">Gibt es den Reichtum der Welt</text:p>
      <text:p text:style-name="Text_20_body">morgen noch,</text:p>
      <text:p text:style-name="Text_20_body">oder ist vieles davon schon hin? Liedertexte</text:p>
      <text:p text:style-name="Text_20_body"/>
      <text:p text:style-name="Text_20_body">Gibt es den Reichtum der Welt</text:p>
      <text:p text:style-name="Text_20_body">morgen noch,</text:p>
      <text:p text:style-name="Text_20_body">oder ist vieles davon schon hin? Liedertext</text:p>
      <text:p text:style-name="Text_20_body"/>
      <text:p text:style-name="Text_20_body">Gehört der Reichtum der Welt</text:p>
      <text:p text:style-name="Text_20_body">allen schon,</text:p>
      <text:p text:style-name="Text_20_body">oder bleibt vielen nicht viel versagt? </text:p>
      <text:h text:style-name="Heading_20_2" text:outline-level="2">08. Ihre Art zu lachen (3:17)</text:h>
      <text:p text:style-name="Text_20_body">sie hört auf ihre stimme</text:p>
      <text:p text:style-name="Text_20_body">ihr kann sie blind vertrauen Yvonne</text:p>
      <text:p text:style-name="Text_20_body">die Seele ist ihr Kompass</text:p>
      <text:p text:style-name="Text_20_body">ob nach norden, oder Süden Catterfeld</text:p>
      <text:p text:style-name="Text_20_body">darauf kann sie bauen</text:p>
      <text:p text:style-name="Text_20_body"/>
      <text:p text:style-name="Text_20_body">sie lebt nur für den Augenblick Ihre</text:p>
      <text:p text:style-name="Text_20_body">ganz ohne zeit und raum</text:p>
      <text:p text:style-name="Text_20_body">sie kann sich nicht verstellen</text:p>
      <text:p text:style-name="Text_20_body">nur am anderen zu gefallen Art</text:p>
      <text:p text:style-name="Text_20_body">denn sie lebt so wie sie ist</text:p>
      <text:p text:style-name="Text_20_body"/>
      <text:p text:style-name="Text_20_body">sie hat ihre art zu lachen Zu</text:p>
      <text:p text:style-name="Text_20_body">ihre art zu sein</text:p>
      <text:p text:style-name="Text_20_body">zu sagen was sie wirklich denkt</text:p>
      <text:p text:style-name="Text_20_body">denn sie lebt so Lachen</text:p>
      <text:p text:style-name="Text_20_body">denn sie ist so</text:p>
      <text:p text:style-name="Text_20_body"/>
      <text:p text:style-name="Text_20_body">es ist ihre art zu lachen</text:p>
      <text:p text:style-name="Text_20_body">ihre art zu sein Songtexte</text:p>
      <text:p text:style-name="Text_20_body">zu sagen was sie wirklich denkt</text:p>
      <text:p text:style-name="Text_20_body">denn sie lebt so</text:p>
      <text:p text:style-name="Text_20_body">denn sie ist so Songtext</text:p>
      <text:p text:style-name="Text_20_body"/>
      <text:p text:style-name="Text_20_body">vielleicht fällt sie aus dem rahmen</text:p>
      <text:p text:style-name="Text_20_body">passen wir denn immer rein (nein nein nein nein) Lyrics</text:p>
      <text:p text:style-name="Text_20_body">sie kann sich nicht verstellen</text:p>
      <text:p text:style-name="Text_20_body">nur am anderen zu gefallen</text:p>
      <text:p text:style-name="Text_20_body">denn sie lebt so wie sie ist Lyric</text:p>
      <text:p text:style-name="Text_20_body"/>
      <text:p text:style-name="Text_20_body">sie hat ihre art zu lachen</text:p>
      <text:p text:style-name="Text_20_body">ihre art zu sein</text:p>
      <text:p text:style-name="Text_20_body">zu sagen was sie wirklich denkt Liedertexte</text:p>
      <text:p text:style-name="Text_20_body">denn sie lebt so</text:p>
      <text:p text:style-name="Text_20_body">denn sie ist so</text:p>
      <text:p text:style-name="Text_20_body"/>
      <text:p text:style-name="Text_20_body">es ist ihre art zu lachen Liedertext</text:p>
      <text:p text:style-name="Text_20_body">ihre art zu sein</text:p>
      <text:p text:style-name="Text_20_body">zu sagen was sie wirklich denkt</text:p>
      <text:p text:style-name="Text_20_body">denn sie lebt so Alle</text:p>
      <text:p text:style-name="Text_20_body">denn sie ist so</text:p>
      <text:p text:style-name="Text_20_body"/>
      <text:p text:style-name="Text_20_body">es ist ihre art zu lachen</text:p>
      <text:p text:style-name="Text_20_body"/>
      <text:p text:style-name="Text_20_body">sie kann sich nicht verstellen Yvonne</text:p>
      <text:p text:style-name="Text_20_body">nur am anderen zu gefallen</text:p>
      <text:p text:style-name="Text_20_body">denn sie lebt so wie sie ist Catterfeld</text:p>
      <text:p text:style-name="Text_20_body"/>
      <text:p text:style-name="Text_20_body">sie hat ihre art zu lachen</text:p>
      <text:p text:style-name="Text_20_body">ihre art zu sein</text:p>
      <text:p text:style-name="Text_20_body">zu sagen was sie wirklich denkt Ihre</text:p>
      <text:p text:style-name="Text_20_body">denn sie lebt so</text:p>
      <text:p text:style-name="Text_20_body">denn sie ist so</text:p>
      <text:p text:style-name="Text_20_body"/>
      <text:p text:style-name="Text_20_body">es ist ihre art zu lachen Art</text:p>
      <text:p text:style-name="Text_20_body">ihre art zu sein</text:p>
      <text:p text:style-name="Text_20_body">zu sagen was sie wirklich denkt</text:p>
      <text:p text:style-name="Text_20_body">denn sie lebt so Zu</text:p>
      <text:p text:style-name="Text_20_body">denn sie ist so</text:p>
      <text:p text:style-name="Text_20_body"/>
      <text:p text:style-name="Text_20_body">verstehst du denn nicht</text:p>
      <text:p text:style-name="Text_20_body">ihre art zu lachen </text:p>
      <text:h text:style-name="Heading_20_2" text:outline-level="2">09. Liebesbrief (3:34)</text:h>
      <text:p text:style-name="Text_20_body">und könnte ich auch den tanz der sterne sehen Yvonne</text:p>
      <text:p text:style-name="Text_20_body">all die geschichten die man sich erzählt</text:p>
      <text:p text:style-name="Text_20_body">über uns es wär mir doch egal Catterfeld</text:p>
      <text:p text:style-name="Text_20_body">denn so sind wir nun mal</text:p>
      <text:p text:style-name="Text_20_body"/>
      <text:p text:style-name="Text_20_body">schliess meine augen und ich kann dich fühlen Liebesbrief</text:p>
      <text:p text:style-name="Text_20_body">draussen der mond, der weiss viel zu viel</text:p>
      <text:p text:style-name="Text_20_body">ich brauch dich nicht zum glück, brauch dich zum leben Songtexte</text:p>
      <text:p text:style-name="Text_20_body">sag kannst du mir verzeihen</text:p>
      <text:p text:style-name="Text_20_body"/>
      <text:p text:style-name="Text_20_body">denn bei dir will ich sein wenn der tag sich legt Songtext</text:p>
      <text:p text:style-name="Text_20_body">bei dir will ich sein wenn die nacht vergeht</text:p>
      <text:p text:style-name="Text_20_body">meine tür ist immer offen ganz egal wie spät Lyrics</text:p>
      <text:p text:style-name="Text_20_body">was immer auch passiert</text:p>
      <text:p text:style-name="Text_20_body"/>
      <text:p text:style-name="Text_20_body">wie könnt ich sagen was der morgen bringt Lyric</text:p>
      <text:p text:style-name="Text_20_body">wenn meine dornen ohne rosen sind</text:p>
      <text:p text:style-name="Text_20_body">10000 küsse sind nicht deinen wert Liedertexte</text:p>
      <text:p text:style-name="Text_20_body">ich mein es so, es ist mir ernst</text:p>
      <text:p text:style-name="Text_20_body"/>
      <text:p text:style-name="Text_20_body">was im leben glaubst du läuft nach plan Liedertext</text:p>
      <text:p text:style-name="Text_20_body">durchgang verboten stell dich hinten an</text:p>
      <text:p text:style-name="Text_20_body">ich brauch dich nicht zum glück, brauch dich zum leben Alle</text:p>
      <text:p text:style-name="Text_20_body">sag kannst du mir verzeihen</text:p>
      <text:p text:style-name="Text_20_body"/>
      <text:p text:style-name="Text_20_body">denn bei dir will ich sein wenn der tag sich legt Yvonne</text:p>
      <text:p text:style-name="Text_20_body">bei dir will ich sein wenn die nacht vergeht</text:p>
      <text:p text:style-name="Text_20_body">meine tür ist immer offen ganz egal wie spät Catterfeld</text:p>
      <text:p text:style-name="Text_20_body">was immer auch passiert</text:p>
      <text:p text:style-name="Text_20_body"/>
      <text:p text:style-name="Text_20_body">denn bei dir will ich sein wenn der tag sich legt Liebesbrief</text:p>
      <text:p text:style-name="Text_20_body">bei dir will ich sein wenn die nacht vergeht</text:p>
      <text:p text:style-name="Text_20_body">meine tür ist immer offen ganz egal wie spät Songtexte</text:p>
      <text:p text:style-name="Text_20_body">und was immer auch passiert</text:p>
      <text:p text:style-name="Text_20_body">Was imemr auch pasiert</text:p>
      <text:p text:style-name="Text_20_body"/>
      <text:p text:style-name="Text_20_body">denn bei dir will ich sein wenn der tag sich legt Songtext</text:p>
      <text:p text:style-name="Text_20_body">bei dir will ich sein wenn die nacht vergeht</text:p>
      <text:p text:style-name="Text_20_body">meine tür ist immer offen ganz egal wie spät Lyrics</text:p>
      <text:p text:style-name="Text_20_body">was immer auch passiert</text:p>
      <text:p text:style-name="Text_20_body"/>
      <text:p text:style-name="Text_20_body">denn bei dir will ich sein wenn der tag sich legt Lyric</text:p>
      <text:p text:style-name="Text_20_body">bei dir will ich sein wenn die nacht vergeht</text:p>
      <text:p text:style-name="Text_20_body">meine tür ist immer offen ganz egal wie spät Liedertexte</text:p>
      <text:p text:style-name="Text_20_body">und was immer auch passiert</text:p>
      <text:p text:style-name="Text_20_body">was immer auch passiert</text:p>
      <text:p text:style-name="Text_20_body"/>
      <text:p text:style-name="Text_20_body">denn bei dir will ich sein wenn der tag sich legt Liedertext</text:p>
      <text:p text:style-name="Text_20_body">bei dir will ich sein wenn die nacht vergeht</text:p>
      <text:p text:style-name="Text_20_body">meine tür ist immer offen ganz egal wie spät Alle</text:p>
      <text:p text:style-name="Text_20_body">was immer auch passiert</text:p>
      <text:h text:style-name="Heading_20_2" text:outline-level="2">10. Halt mich (4:41)</text:h>
      <text:p text:style-name="Text_20_body">wir finden keine ruhe</text:p>
      <text:p text:style-name="Text_20_body">treiben durch das weite meer der zeit Yvonne</text:p>
      <text:p text:style-name="Text_20_body">durch den lauf der zeit</text:p>
      <text:p text:style-name="Text_20_body"/>
      <text:p text:style-name="Text_20_body">wir suchen noch die fragen</text:p>
      <text:p text:style-name="Text_20_body">finden für nen kurzen augenblick Catterfeld</text:p>
      <text:p text:style-name="Text_20_body">uns stück um stück</text:p>
      <text:p text:style-name="Text_20_body"/>
      <text:p text:style-name="Text_20_body">halt mich</text:p>
      <text:p text:style-name="Text_20_body">wir schauen in die ferne Halt</text:p>
      <text:p text:style-name="Text_20_body">und können doch den morgen niemals sehen</text:p>
      <text:p text:style-name="Text_20_body">halt mich Mich</text:p>
      <text:p text:style-name="Text_20_body">all unsere pläne</text:p>
      <text:p text:style-name="Text_20_body">sie könnten morgen schon vergehen Songtexte</text:p>
      <text:p text:style-name="Text_20_body"/>
      <text:p text:style-name="Text_20_body">wir können die welt nicht ändern</text:p>
      <text:p text:style-name="Text_20_body">verändern nur die art sie anzusehen Songtext</text:p>
      <text:p text:style-name="Text_20_body">sie zu verstehen</text:p>
      <text:p text:style-name="Text_20_body"/>
      <text:p text:style-name="Text_20_body">laß träume uns nicht nehmen Lyrics</text:p>
      <text:p text:style-name="Text_20_body">bis zum nem moment der ewig bleibt</text:p>
      <text:p text:style-name="Text_20_body">uns weiter treibt</text:p>
      <text:p text:style-name="Text_20_body"/>
      <text:p text:style-name="Text_20_body">halt mich Lyric</text:p>
      <text:p text:style-name="Text_20_body">wir schauen in die ferne</text:p>
      <text:p text:style-name="Text_20_body">und können doch den morgen niemals sehen Liedertexte</text:p>
      <text:p text:style-name="Text_20_body">halt mich</text:p>
      <text:p text:style-name="Text_20_body">all unsere pläne</text:p>
      <text:p text:style-name="Text_20_body">sie könnten morgen schon vergehen Liedertext</text:p>
      <text:p text:style-name="Text_20_body"/>
      <text:p text:style-name="Text_20_body">halt mich</text:p>
      <text:p text:style-name="Text_20_body">wir schauen in die ferne</text:p>
      <text:p text:style-name="Text_20_body">und können doch den morgen niemals sehen Alle</text:p>
      <text:p text:style-name="Text_20_body">halt mich</text:p>
      <text:p text:style-name="Text_20_body">all unsere pläne</text:p>
      <text:p text:style-name="Text_20_body">sie könnten morgen schon vergehen Yvonne</text:p>
      <text:h text:style-name="Heading_20_2" text:outline-level="2">11. Ich glaub an dich (3:55)</text:h>
      <text:p text:style-name="Text_20_body">Ich glaube nicht an Worte, Yvonne</text:p>
      <text:p text:style-name="Text_20_body">nur an das was sie bewegen</text:p>
      <text:p text:style-name="Text_20_body">Nicht an die Kraft des Geldes. Catterfeld</text:p>
      <text:p text:style-name="Text_20_body">Nur an Gefühle, wenn sie leben</text:p>
      <text:p text:style-name="Text_20_body"/>
      <text:p text:style-name="Text_20_body">Ich glaube dran Dir zu verzeihen Ich</text:p>
      <text:p text:style-name="Text_20_body">Jede Chance ein neuer Weg.</text:p>
      <text:p text:style-name="Text_20_body">Dein Platz in mir ist unsichtbar Glaub</text:p>
      <text:p text:style-name="Text_20_body">Doch ich weiß er ist da</text:p>
      <text:p text:style-name="Text_20_body"/>
      <text:p text:style-name="Text_20_body">Ich glaub an dich - so wie du bist An</text:p>
      <text:p text:style-name="Text_20_body">Weil Liebe reine Wahrheit ist.</text:p>
      <text:p text:style-name="Text_20_body">Ich glaub an Dich - weil ich es will Dich</text:p>
      <text:p text:style-name="Text_20_body">Bist meine Hoffnung – mit Dir mein Ziel.</text:p>
      <text:p text:style-name="Text_20_body"/>
      <text:p text:style-name="Text_20_body">Ich glaub an dich - so wie du bist Songtexte</text:p>
      <text:p text:style-name="Text_20_body">Weil Liebe reine Wahrheit ist.</text:p>
      <text:p text:style-name="Text_20_body">Ich glaub an Dich - weil ich es will Songtext</text:p>
      <text:p text:style-name="Text_20_body"/>
      <text:p text:style-name="Text_20_body">Mein Ruf in mir, dir ganz nah</text:p>
      <text:p text:style-name="Text_20_body">Gib mir die Hand – sei bei mir Lyrics</text:p>
      <text:p text:style-name="Text_20_body">Nur ein Gedanke – er wird wahr.</text:p>
      <text:p text:style-name="Text_20_body">Und wenn Du weinst, bin ich bei dir. Lyric</text:p>
      <text:p text:style-name="Text_20_body"/>
      <text:p text:style-name="Text_20_body">Ich glaube dran, dir zu verzeihen</text:p>
      <text:p text:style-name="Text_20_body">Jede Antwort liegt in dir. Liedertexte</text:p>
      <text:p text:style-name="Text_20_body">Dein Platz in mir ist unsichtbar.</text:p>
      <text:p text:style-name="Text_20_body">Ich....</text:p>
      <text:p text:style-name="Text_20_body"/>
      <text:p text:style-name="Text_20_body">Ich glaub an dich - so wie du bist Liedertext</text:p>
      <text:p text:style-name="Text_20_body">Weil Liebe reine Wahrheit ist.</text:p>
      <text:p text:style-name="Text_20_body">Ich glaub an Dich - weil ich es will Alle</text:p>
      <text:p text:style-name="Text_20_body">Bist meine Hoffnung – mit Dir mein Ziel.</text:p>
      <text:p text:style-name="Text_20_body"/>
      <text:p text:style-name="Text_20_body">Ich glaub an dich - so wie du bist Yvonne</text:p>
      <text:p text:style-name="Text_20_body">Weil Liebe reine Wahrheit ist.</text:p>
      <text:p text:style-name="Text_20_body">Ich glaub an Dich - weil ich es will Catterfeld</text:p>
      <text:p text:style-name="Text_20_body"/>
      <text:p text:style-name="Text_20_body">Ich glaube dran dir zu verzeihen</text:p>
      <text:p text:style-name="Text_20_body">Weil Du es bist</text:p>
      <text:p text:style-name="Text_20_body">Weil Du es bist Ich</text:p>
      <text:p text:style-name="Text_20_body"/>
      <text:p text:style-name="Text_20_body">Ich glaub an dich - so wie du bist</text:p>
      <text:p text:style-name="Text_20_body">Weil Liebe reine Wahrheit ist. Glaub</text:p>
      <text:p text:style-name="Text_20_body">Ich glaub an Dich - weil ich es will</text:p>
      <text:p text:style-name="Text_20_body">Bist meine Hoffnung – mit Dir mein Ziel. An</text:p>
      <text:p text:style-name="Text_20_body"/>
      <text:p text:style-name="Text_20_body">Ich glaub an dich - so wie du bist</text:p>
      <text:p text:style-name="Text_20_body">Weil Liebe reine Wahrheit ist. Dich</text:p>
      <text:p text:style-name="Text_20_body">Ich glaub an Dich - weil ich es will^</text:p>
      <text:p text:style-name="Text_20_body"/>
      <text:p text:style-name="Text_20_body">Ich glaub an dich - so wie du bist Songtexte</text:p>
      <text:p text:style-name="Text_20_body">Weil Liebe reine Wahrheit ist.</text:p>
      <text:p text:style-name="Text_20_body">Ich glaub an Dich - weil ich es will Songtext</text:p>
      <text:p text:style-name="Text_20_body">Bist meine Hoffnung – mit Dir mein Ziel.</text:p>
      <text:p text:style-name="Text_20_body"/>
      <text:p text:style-name="Text_20_body">Ich glaub an dich - so wie du bist Lyrics</text:p>
      <text:p text:style-name="Text_20_body">Weil Liebe reine Wahrheit ist.</text:p>
      <text:p text:style-name="Text_20_body">Ich glaub an Dich - weil ich es will Lyric</text:p>
      <text:p text:style-name="Text_20_body">weil ich es will</text:p>
      <text:h text:style-name="Heading_20_2" text:outline-level="2">12. Du bleibst immer noch du (3:51)</text:h>
      <text:p text:style-name="Text_20_body">Egal, was immer auch geschieht</text:p>
      <text:p text:style-name="Text_20_body">Und wie weit dich etwas in die Tiefe zieht Yvonne</text:p>
      <text:p text:style-name="Text_20_body">Das Leben ändert sich von Tag zu Tag</text:p>
      <text:p text:style-name="Text_20_body">Doch ganz egal, was auch kommen mag Catterfeld</text:p>
      <text:p text:style-name="Text_20_body"/>
      <text:p text:style-name="Text_20_body">Du bleibst immer noch du</text:p>
      <text:p text:style-name="Text_20_body">Gehörst noch immer dazu Du</text:p>
      <text:p text:style-name="Text_20_body">Ich steh zu dir lass dich nicht allein</text:p>
      <text:p text:style-name="Text_20_body">Denn ich bin bei dir um dir ein Freund zu sein Bleibst</text:p>
      <text:p text:style-name="Text_20_body">Du bleibst immer noch du</text:p>
      <text:p text:style-name="Text_20_body">Denn ich lass nicht zu</text:p>
      <text:p text:style-name="Text_20_body">Dass irgendwas dich zu ändern versucht Immer</text:p>
      <text:p text:style-name="Text_20_body">Ist das Leben auch mal trist, bleib wie du bist - bleib wie du bist Noch</text:p>
      <text:p text:style-name="Text_20_body"/>
      <text:p text:style-name="Text_20_body">Egal, wie schlimm es um dich steht</text:p>
      <text:p text:style-name="Text_20_body">und wie lange mancher Zustand nicht vergeht Songtexte</text:p>
      <text:p text:style-name="Text_20_body">Jede deiner Tränen wein ich mit dir</text:p>
      <text:p text:style-name="Text_20_body">Und ich weiß ganz tief in mir Songtext</text:p>
      <text:p text:style-name="Text_20_body"/>
      <text:p text:style-name="Text_20_body">Du bleibst immer noch du</text:p>
      <text:p text:style-name="Text_20_body">Gehörst noch immer dazu Lyrics</text:p>
      <text:p text:style-name="Text_20_body">Ich steh zu dir lass dich nicht allein</text:p>
      <text:p text:style-name="Text_20_body">Denn ich bin bei dir um dir ein Freund zu sein Lyric</text:p>
      <text:p text:style-name="Text_20_body">Du bleibst immer noch du</text:p>
      <text:p text:style-name="Text_20_body">Denn ich lass nicht zu</text:p>
      <text:p text:style-name="Text_20_body">Dass irgendwas dich zu ändern versucht Liedertexte</text:p>
      <text:p text:style-name="Text_20_body">Ist das Leben auch mal trist, bleib wie du bist - bleib wie du bist Liedertext</text:p>
      <text:p text:style-name="Text_20_body"/>
      <text:p text:style-name="Text_20_body">Ziehen auch dunkle Wolken an dir vorüber</text:p>
      <text:p text:style-name="Text_20_body">Und werden manche Tage im Stundentakt noch trüber Alle</text:p>
      <text:p text:style-name="Text_20_body">Deine Haut ist ehrlich, die Farbe ganz egal</text:p>
      <text:p text:style-name="Text_20_body">Freunde helfen sich aus dem tiefsten Tal Yvonne</text:p>
      <text:p text:style-name="Text_20_body"/>
      <text:p text:style-name="Text_20_body">Du bleibst immer noch du</text:p>
      <text:p text:style-name="Text_20_body">Gehörst noch immer dazu Catterfeld</text:p>
      <text:p text:style-name="Text_20_body">Ich steh zu dir lass dich nicht allein</text:p>
      <text:p text:style-name="Text_20_body">Denn ich bin bei dir um dir ein Freund zu sein Du</text:p>
      <text:p text:style-name="Text_20_body">Du bleibst immer noch du</text:p>
      <text:p text:style-name="Text_20_body">Denn ich lass nicht zu</text:p>
      <text:p text:style-name="Text_20_body">Dass irgendwas dich zu ändern versucht Bleibst</text:p>
      <text:p text:style-name="Text_20_body">Ist das Leben auch mal trist, bleib wie du bist - bleib wie du bist Immer</text:p>
      <text:p text:style-name="Text_20_body"/>
      <text:p text:style-name="Text_20_body">Bleib so wie du bist</text:p>
      <text:h text:style-name="Heading_20_2" text:outline-level="2">13. Fliegen ohne Flügel (4:03) *</text:h>
      <text:p text:style-name="Text_20_body">Immer wenn der Faden droht zu reissen</text:p>
      <text:p text:style-name="Text_20_body">Wenn mir selbst kein Lächeln mehr gelingt Yvonne</text:p>
      <text:p text:style-name="Text_20_body">Beginnt die Seele mir fast zu entgleisen</text:p>
      <text:p text:style-name="Text_20_body">So das selbst der Horizont verschwimmt Catterfeld</text:p>
      <text:p text:style-name="Text_20_body"/>
      <text:p text:style-name="Text_20_body">Nur die Flucht in deine Arme</text:p>
      <text:p text:style-name="Text_20_body">Kann mich von all Dem befrei´n Fliegen</text:p>
      <text:p text:style-name="Text_20_body">Wer so lieben kann wie du, der</text:p>
      <text:p text:style-name="Text_20_body">Lässt mich nie - allein Ohne</text:p>
      <text:p text:style-name="Text_20_body"/>
      <text:p text:style-name="Text_20_body">Zu fliegen ohne Flügel</text:p>
      <text:p text:style-name="Text_20_body">Lieben ohne Ängste</text:p>
      <text:p text:style-name="Text_20_body">Reden ohne Worte Fl</text:p>
      <text:p text:style-name="Text_20_body">Kann ich nur mit Dir</text:p>
      <text:p text:style-name="Text_20_body">Das Fliegen ohne Flügel gel</text:p>
      <text:p text:style-name="Text_20_body">Glauben ohne Zweifel</text:p>
      <text:p text:style-name="Text_20_body">Antwort ohne Fragen</text:p>
      <text:p text:style-name="Text_20_body">Find ich nur bei Dir Songtexte</text:p>
      <text:p text:style-name="Text_20_body"/>
      <text:p text:style-name="Text_20_body">Wenn die Hoffnung droht sich zu verlieren</text:p>
      <text:p text:style-name="Text_20_body">Beinah´ mehr kein Funken in mir lebt Songtext</text:p>
      <text:p text:style-name="Text_20_body">Kann mich nichts mehr wirklich tief berühren</text:p>
      <text:p text:style-name="Text_20_body">Weil sich kein Gefühl mehr in mir regt Lyrics</text:p>
      <text:p text:style-name="Text_20_body"/>
      <text:p text:style-name="Text_20_body">Nur die Flucht in deine Arme</text:p>
      <text:p text:style-name="Text_20_body">Kann mich von all Dem befrei´n Lyric</text:p>
      <text:p text:style-name="Text_20_body">Wer so lieben kann wie du, der</text:p>
      <text:p text:style-name="Text_20_body">Lässt mich nie - allein Liedertexte</text:p>
      <text:p text:style-name="Text_20_body"/>
      <text:p text:style-name="Text_20_body">Zu fliegen ohne Flügel</text:p>
      <text:p text:style-name="Text_20_body">Lieben ohne Ängste</text:p>
      <text:p text:style-name="Text_20_body">Reden ohne Worte Liedertext</text:p>
      <text:p text:style-name="Text_20_body">Kann ich nur mit Dir</text:p>
      <text:p text:style-name="Text_20_body">Das Fliegen ohne Flügel Alle</text:p>
      <text:p text:style-name="Text_20_body">Glauben ohne Zweifel</text:p>
      <text:p text:style-name="Text_20_body">Antwort ohne Fragen</text:p>
      <text:p text:style-name="Text_20_body">Find ich nur bei Dir Yvonne</text:p>
      <text:p text:style-name="Text_20_body"/>
      <text:p text:style-name="Text_20_body">Zu fliegen ohne Flügel</text:p>
      <text:p text:style-name="Text_20_body">Lieben ohne Ängste</text:p>
      <text:p text:style-name="Text_20_body">Reden ohne Worte Catterfeld</text:p>
      <text:p text:style-name="Text_20_body">Kann ich nur mit Dir</text:p>
      <text:p text:style-name="Text_20_body">Das Fliegen ohne Flügel Fliegen</text:p>
      <text:p text:style-name="Text_20_body">Glauben ohne Zweifel</text:p>
      <text:p text:style-name="Text_20_body">Antwort ohne Fragen</text:p>
      <text:p text:style-name="Text_20_body">Find ich nur bei Dir Ohne</text:p>
      <text:p text:style-name="Text_20_body">bei dir</text:p>
      <text:p text:style-name="Text_20_body">nur bei dir</text:p>
      <text:h text:style-name="Heading_20_2" text:outline-level="2">14. Für immer und ewig (4:29) *</text:h>
      <text:p text:style-name="Text_20_body">Du hast mich betrogen, so betrogen mit ihr</text:p>
      <text:p text:style-name="Text_20_body">jedes Mal, wenn ich dran denke, oh Yvonne</text:p>
      <text:p text:style-name="Text_20_body">stirbt ein Teil von mir</text:p>
      <text:p text:style-name="Text_20_body">Du hast alles hier gelassen, alles erinnert mich an Dich Catterfeld</text:p>
      <text:p text:style-name="Text_20_body">Aber wie soll ich Dich hassen</text:p>
      <text:p text:style-name="Text_20_body">Ich weiß ich liebe Dich Immer</text:p>
      <text:p text:style-name="Text_20_body">Tausend Mal ruf’ ich Dich an</text:p>
      <text:p text:style-name="Text_20_body">und ich lege dann doch wieder auf, Und</text:p>
      <text:p text:style-name="Text_20_body">sag mir, was ich machen kann</text:p>
      <text:p text:style-name="Text_20_body">Ich gebe Dich niemals auf Ewig</text:p>
      <text:p text:style-name="Text_20_body"/>
      <text:p text:style-name="Text_20_body">Für immer und ewig, wolltest Du bleiben</text:p>
      <text:p text:style-name="Text_20_body">was kann mein Herz dafür Songtexte</text:p>
      <text:p text:style-name="Text_20_body">Du bist gegangen, ohne viel Worte</text:p>
      <text:p text:style-name="Text_20_body">das werd’ ich niemals kapier’n Songtext</text:p>
      <text:p text:style-name="Text_20_body">Für immer und ewig, wir zwei zusammen</text:p>
      <text:p text:style-name="Text_20_body">das war der Traum von mir Lyrics</text:p>
      <text:p text:style-name="Text_20_body">Ich kann Dich nicht halten, ist es zu Ende</text:p>
      <text:p text:style-name="Text_20_body">werd’ ich Dich nie mehr spür’n? Lyric</text:p>
      <text:p text:style-name="Text_20_body"/>
      <text:p text:style-name="Text_20_body">Als Du mich allein ließt, war da ein komisches Gefühl Liedertexte</text:p>
      <text:p text:style-name="Text_20_body">ich schenkte Dir mein Vertrauen, oh</text:p>
      <text:p text:style-name="Text_20_body">aber Deine Blicke wurden kühl Liedertext</text:p>
      <text:p text:style-name="Text_20_body">Vielleicht war’s ein Fehler, (nein, nein nein)</text:p>
      <text:p text:style-name="Text_20_body">Dich zu fragen, woher Du kommst Alle</text:p>
      <text:p text:style-name="Text_20_body">Doch Du liebst Deine Freiheit</text:p>
      <text:p text:style-name="Text_20_body">obwohl Du bei mir wohnst</text:p>
      <text:p text:style-name="Text_20_body">Und ich kann’s doch nicht begreifen Yvonne</text:p>
      <text:p text:style-name="Text_20_body">unsere Liebe war doch viel zu groß</text:p>
      <text:p text:style-name="Text_20_body">um einfach alles zu vergessen Catterfeld</text:p>
      <text:p text:style-name="Text_20_body">nein, ich laß Dich niemals los</text:p>
      <text:p text:style-name="Text_20_body"/>
      <text:p text:style-name="Text_20_body"/>
      <text:p text:style-name="Text_20_body">Für immer und ewig, wolltest Du bleiben Immer</text:p>
      <text:p text:style-name="Text_20_body">was kann mein Herz dafür</text:p>
      <text:p text:style-name="Text_20_body">Du bist gegangen, ohne viel Worte Und</text:p>
      <text:p text:style-name="Text_20_body">das werd' ich niemals kapier'n</text:p>
      <text:p text:style-name="Text_20_body">Für immer und ewig, wir zwei zusammen Ewig</text:p>
      <text:p text:style-name="Text_20_body">das war der Traum von mir</text:p>
      <text:p text:style-name="Text_20_body">Ich kann Dich nicht halten, ist es zu Ende Songtexte</text:p>
      <text:p text:style-name="Text_20_body">werd' ich Dich nie mehr spür'n?</text:p>
      <text:p text:style-name="Text_20_body"/>
      <text:p text:style-name="Text_20_body">Für immer und ewig, wolltest Du bleiben Songtext</text:p>
      <text:p text:style-name="Text_20_body">was kann mein Herz dafür</text:p>
      <text:p text:style-name="Text_20_body">Du bist gegangen, ohne viel Worte Lyrics</text:p>
      <text:p text:style-name="Text_20_body">das werd’ ich niemals kapier’n</text:p>
      <text:p text:style-name="Text_20_body">Für immer und ewig, wir zwei zusammen Lyric</text:p>
      <text:p text:style-name="Text_20_body">das war der Traum von mir</text:p>
      <text:p text:style-name="Text_20_body">Ich kann Dich nicht halten, ist es zu Ende Liedertexte</text:p>
      <text:p text:style-name="Text_20_body">werd’ ich Dich nie mehr spür’n?</text:p>
      <text:h text:style-name="Heading_20_2" text:outline-level="2">15. Farben meiner Welt (4:00) *</text:h>
      <text:p text:style-name="Text_20_body">Mit all der Kraft meines Lebens steh´ ich nun hier Yvonne</text:p>
      <text:p text:style-name="Text_20_body">Getragen von Gefühlen – spür' keine Fremde mehr Catterfeld</text:p>
      <text:p text:style-name="Text_20_body">Ich spreche von Herzen – ich lebe dafür</text:p>
      <text:p text:style-name="Text_20_body">Ich teile mit dir all meine Freude und Leid Farben</text:p>
      <text:p text:style-name="Text_20_body">Ich fange es ein mit Worten in der Hoffnung es bleibt Meiner</text:p>
      <text:p text:style-name="Text_20_body">Ein Ausflug für dich in die Ewigkeit</text:p>
      <text:p text:style-name="Text_20_body"/>
      <text:p text:style-name="Text_20_body">Bridge</text:p>
      <text:p text:style-name="Text_20_body">Ich lese aus dem Buch der Sterne Welt</text:p>
      <text:p text:style-name="Text_20_body">Leih' mir einfach nur dein Ohr</text:p>
      <text:p text:style-name="Text_20_body">Reise mit mir in die Ferne Songtexte</text:p>
      <text:p text:style-name="Text_20_body">Lass Dich führ'n durch jenes Tor</text:p>
      <text:p text:style-name="Text_20_body"/>
      <text:p text:style-name="Text_20_body">Refrain</text:p>
      <text:p text:style-name="Text_20_body">Farben meiner Welt Songtext</text:p>
      <text:p text:style-name="Text_20_body">Die das Licht der Seele reflektier´n</text:p>
      <text:p text:style-name="Text_20_body">Von mir erzählt Lyrics</text:p>
      <text:p text:style-name="Text_20_body">Die Quelle der Gefühle berühr´n Lyric</text:p>
      <text:p text:style-name="Text_20_body">Farben meiner Welt</text:p>
      <text:p text:style-name="Text_20_body">Können dich von deinem Schmerz befreien Liedertexte</text:p>
      <text:p text:style-name="Text_20_body">Öffne dein Herz</text:p>
      <text:p text:style-name="Text_20_body">Sie laden dich zum Träumen ein Liedertext</text:p>
      <text:p text:style-name="Text_20_body"/>
      <text:p text:style-name="Text_20_body">Solange die Welt sich immer dreht im Kreis</text:p>
      <text:p text:style-name="Text_20_body">Schöpf´ ich Vertrauen aus ihr, geb alles hier preis Alle</text:p>
      <text:p text:style-name="Text_20_body">Sprech´ einzig von mir – bin ganz allein hier</text:p>
      <text:p text:style-name="Text_20_body">Aus meiner Sicht sehen fällt dir sicher nicht schwer Yvonne</text:p>
      <text:p text:style-name="Text_20_body">Denn ohne dich wären all diese Worte so leer Catterfeld</text:p>
      <text:p text:style-name="Text_20_body">Reich mir die Hand – du betrittst neues Land</text:p>
      <text:p text:style-name="Text_20_body"/>
      <text:p text:style-name="Text_20_body">Bridge</text:p>
      <text:p text:style-name="Text_20_body">Ich lese aus dem Buch der Sterne Farben</text:p>
      <text:p text:style-name="Text_20_body">Leih mir einfach nur dein Ohr</text:p>
      <text:p text:style-name="Text_20_body">Reise mit mir in die Ferne Meiner</text:p>
      <text:p text:style-name="Text_20_body">Lass Dich führ'n durch jenes Tor</text:p>
      <text:p text:style-name="Text_20_body"/>
      <text:p text:style-name="Text_20_body">Refrain</text:p>
      <text:p text:style-name="Text_20_body">Farben meiner Welt Welt</text:p>
      <text:p text:style-name="Text_20_body">Die das Licht der Seele reflektier´n</text:p>
      <text:p text:style-name="Text_20_body">Von mir erzählt Songtexte</text:p>
      <text:p text:style-name="Text_20_body">Die Quelle der Gefühle berühr´n Songtext</text:p>
      <text:p text:style-name="Text_20_body">Farben meiner Welt</text:p>
      <text:p text:style-name="Text_20_body">Können dich von deinem Schmerz befreien Lyrics</text:p>
      <text:p text:style-name="Text_20_body">Öffne dein Herz</text:p>
      <text:p text:style-name="Text_20_body">Sie laden dich zum Träumen ein</text:p>
      <text:h text:style-name="Heading_20_2" text:outline-level="2">16. Engel blicken nie zurück (4:31)</text:h>
      <text:p text:style-name="Text_20_body">das dunkel und das licht</text:p>
      <text:p text:style-name="Text_20_body">genuss und verzicht</text:p>
      <text:p text:style-name="Text_20_body">verkehrt oder echt yvonne</text:p>
      <text:p text:style-name="Text_20_body">das unrecht und das recht</text:p>
      <text:p text:style-name="Text_20_body">ein leben lang</text:p>
      <text:p text:style-name="Text_20_body">wolln wir auf die reise gehn catterfeld</text:p>
      <text:p text:style-name="Text_20_body">bis wir im spiegelbild</text:p>
      <text:p text:style-name="Text_20_body">den andern teil der wahrheit sehn</text:p>
      <text:p text:style-name="Text_20_body"/>
      <text:p text:style-name="Text_20_body">die engel blicken nie zurück engel</text:p>
      <text:p text:style-name="Text_20_body">und weil wir blind sind,</text:p>
      <text:p text:style-name="Text_20_body">sehn wir klar</text:p>
      <text:p text:style-name="Text_20_body">denn alles was zählt, blicken</text:p>
      <text:p text:style-name="Text_20_body">ist unsichtbar</text:p>
      <text:p text:style-name="Text_20_body">nichts ist unmöglich</text:p>
      <text:p text:style-name="Text_20_body">folg deinem traum</text:p>
      <text:p text:style-name="Text_20_body">mach ihn wahr nie</text:p>
      <text:p text:style-name="Text_20_body"/>
      <text:p text:style-name="Text_20_body">die liebe baut auf</text:p>
      <text:p text:style-name="Text_20_body">und die liebe zerstört</text:p>
      <text:p text:style-name="Text_20_body">wer liebt, nimmt in kauf zur</text:p>
      <text:p text:style-name="Text_20_body">was zur liebe gehört</text:p>
      <text:p text:style-name="Text_20_body">trag uns dorthin</text:p>
      <text:p text:style-name="Text_20_body">wo der horizont beginnt ck</text:p>
      <text:p text:style-name="Text_20_body">wo wir befreit von angst</text:p>
      <text:p text:style-name="Text_20_body">endlich so sind wie wir sind songtexte</text:p>
      <text:p text:style-name="Text_20_body"/>
      <text:p text:style-name="Text_20_body">denn nur die engel blicken nie zurück</text:p>
      <text:p text:style-name="Text_20_body">nur wenn wir blind sind, sehn wir klar songtext</text:p>
      <text:p text:style-name="Text_20_body">denn alles was zählt,</text:p>
      <text:p text:style-name="Text_20_body">ist unsichtbar</text:p>
      <text:p text:style-name="Text_20_body">nichts ist unmöglich lyrics</text:p>
      <text:p text:style-name="Text_20_body">folg deinem traum</text:p>
      <text:p text:style-name="Text_20_body">mach ihn wahr</text:p>
      <text:p text:style-name="Text_20_body"/>
      <text:p text:style-name="Text_20_body">instrumentalteil</text:p>
      <text:p text:style-name="Text_20_body"/>
      <text:p text:style-name="Text_20_body">nur die engel blicken nie zurück lyric</text:p>
      <text:p text:style-name="Text_20_body">nur wenn wir blind sind, sehn wir klar</text:p>
      <text:p text:style-name="Text_20_body">denn alles was zählt, liedertexte</text:p>
      <text:p text:style-name="Text_20_body">ist unsichtbar</text:p>
      <text:p text:style-name="Text_20_body">nichts ist unmöglich</text:p>
      <text:p text:style-name="Text_20_body">folg deinem traum</text:p>
      <text:p text:style-name="Text_20_body">mach ihn wah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none" fo:country="none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2-24T12:23:47</meta:creation-date>
    <dc:date>2005-12-24T14:16:37</dc:date>
    <meta:editing-cycles>6</meta:editing-cycles>
    <meta:editing-duration>PT1H52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70" meta:word-count="4265" meta:character-count="22397"/>
  </office:meta>
</office:document-meta>
</file>